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ual4EclipseTask.createPlugin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nual4EclipseTask.createToc( File list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ual4EclipseTask.Manual4Eclips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ual4EclipseTask.createTopics4TaskList( StringBuffer toc , File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anual4EclipseTas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ual4EclipseTask.write( StringBuffer sb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pic.isIgnor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pic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pic.hasNestedTop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ual4EclipseTask.createTopic4TaskOverview( StringBuffer t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nual4EclipseTask.vali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nual4EclipseTask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.Topic( Node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ual4EclipseTask.createTopic( StringBuffer toc , File listHtm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anual4EclipseTask.setManualDir( File manual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